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1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9" style:family="table-cell" style:parent-style-name="Default" style:data-style-name="N0">
      <style:table-cell-properties style:cell-protect="none" style:print-content="true"/>
    </style:style>
    <style:style style:name="ce110" style:family="table-cell" style:parent-style-name="Default" style:data-style-name="N0"/>
    <style:style style:name="ce111" style:family="table-cell" style:parent-style-name="Default" style:data-style-name="N0">
      <style:text-properties fo:font-style="normal" style:font-style-asian="normal" style:font-style-complex="normal"/>
    </style:style>
    <style:style style:name="ce112" style:family="table-cell" style:parent-style-name="Default">
      <style:text-properties fo:font-style="normal" style:font-style-asian="normal" style:font-style-complex="normal"/>
    </style:style>
    <style:style style:name="ce113" style:family="table-cell" style:parent-style-name="Default">
      <style:table-cell-properties style:cell-protect="none" style:print-content="true"/>
    </style:style>
    <style:style style:name="ce114" style:family="table-cell" style:parent-style-name="Default" style:data-style-name="N61">
      <style:text-properties fo:font-style="normal" style:font-style-asian="normal" style:font-style-complex="normal"/>
    </style:style>
    <style:style style:name="ce115" style:family="table-cell" style:parent-style-name="Default" style:data-style-name="N1">
      <style:table-cell-properties style:cell-protect="none" style:print-content="true"/>
    </style:style>
    <style:style style:name="ce116" style:family="table-cell" style:parent-style-name="Default" style:data-style-name="N1">
      <style:text-properties fo:font-style="normal" style:font-style-asian="normal" style:font-style-complex="normal"/>
    </style:style>
    <style:style style:name="ce153" style:family="table-cell" style:parent-style-name="Default" style:data-style-name="N1"/>
    <style:style style:name="ce154" style:family="table-cell" style:parent-style-name="Default" style:data-style-name="N136">
      <style:table-cell-properties style:cell-protect="none" style:print-content="true"/>
    </style:style>
    <style:style style:name="ce155" style:family="table-cell" style:parent-style-name="Default" style:data-style-name="N136"/>
    <style:style style:name="ce156" style:family="table-cell" style:parent-style-name="Default" style:data-style-name="N136">
      <style:text-properties fo:font-style="normal" style:font-style-asian="normal" style:font-style-complex="normal"/>
    </style:style>
    <style:style style:name="ce157" style:family="table-cell" style:parent-style-name="Default" style:data-style-name="N136">
      <style:table-cell-properties style:cell-protect="none" style:print-content="true"/>
    </style:style>
    <style:style style:name="ce158" style:family="table-cell" style:parent-style-name="Default" style:data-style-name="N136"/>
    <style:style style:name="ce159" style:family="table-cell" style:parent-style-name="Default" style:data-style-name="N136">
      <style:text-properties fo:font-style="normal" style:font-style-asian="normal" style:font-style-complex="normal"/>
    </style:style>
    <style:style style:name="ce160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61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6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63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4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65" style:family="table-cell" style:parent-style-name="Default" style:data-style-name="N136">
      <style:table-cell-properties style:cell-protect="none" style:print-content="true"/>
    </style:style>
    <style:style style:name="ce166" style:family="table-cell" style:parent-style-name="Default" style:data-style-name="N136">
      <style:text-properties fo:font-style="normal" style:font-style-asian="normal" style:font-style-complex="normal"/>
    </style:style>
    <style:style style:name="ce167" style:family="table-cell" style:parent-style-name="Default" style:data-style-name="N136"/>
    <style:style style:name="ce168" style:family="table-cell" style:parent-style-name="Default" style:data-style-name="N136">
      <style:table-cell-properties style:cell-protect="none" style:print-content="true"/>
    </style:style>
    <style:style style:name="ce169" style:family="table-cell" style:parent-style-name="Default" style:data-style-name="N136"/>
    <style:style style:name="ce170" style:family="table-cell" style:parent-style-name="Default" style:data-style-name="N136">
      <style:text-properties fo:font-style="normal" style:font-style-asian="normal" style:font-style-complex="normal"/>
    </style:style>
    <style:style style:name="ce171" style:family="table-cell" style:parent-style-name="Default" style:data-style-name="N136">
      <style:table-cell-properties style:cell-protect="none" style:print-content="true"/>
    </style:style>
    <style:style style:name="ce172" style:family="table-cell" style:parent-style-name="Default" style:data-style-name="N136"/>
    <style:style style:name="ce173" style:family="table-cell" style:parent-style-name="Default" style:data-style-name="N136">
      <style:text-properties fo:font-style="normal" style:font-style-asian="normal" style:font-style-complex="normal"/>
    </style:style>
    <style:style style:name="ce174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5" style:family="table-cell" style:parent-style-name="Default" style:data-style-name="N4">
      <style:map style:condition="cell-content()&lt;0" style:apply-style-name="Bad" style:base-cell-address="harvestRates.S1"/>
    </style:style>
    <style:style style:name="ce176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7" style:family="table-cell" style:parent-style-name="Default" style:data-style-name="N4">
      <style:table-cell-properties style:cell-protect="none" style:print-content="true"/>
    </style:style>
    <style:style style:name="ce178" style:family="table-cell" style:parent-style-name="Default" style:data-style-name="N4"/>
    <style:style style:name="ce179" style:family="table-cell" style:parent-style-name="Default" style:data-style-name="N4">
      <style:text-properties fo:font-style="normal" style:font-style-asian="normal" style:font-style-complex="normal"/>
    </style:style>
    <style:style style:name="ce18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 style:data-style-name="N137">
      <style:table-cell-properties fo:background-color="#afd095" fo:border="0.06pt solid #666666"/>
    </style:style>
    <style:style style:name="ce19" style:family="table-cell" style:parent-style-name="Default" style:data-style-name="N137">
      <style:table-cell-properties fo:background-color="#dde8cb" fo:border="0.06pt solid #666666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36">
      <style:table-cell-properties style:cell-protect="none" style:print-content="true"/>
    </style:style>
    <style:style style:name="ce127" style:family="table-cell" style:parent-style-name="Default" style:data-style-name="N136"/>
    <style:style style:name="ce128" style:family="table-cell" style:parent-style-name="Default" style:data-style-name="N136">
      <style:text-properties fo:font-style="normal" style:font-style-asian="normal" style:font-style-complex="normal"/>
    </style:style>
    <style:style style:name="ce129" style:family="table-cell" style:parent-style-name="Default" style:data-style-name="N136">
      <style:table-cell-properties style:cell-protect="none" style:print-content="true"/>
    </style:style>
    <style:style style:name="ce130" style:family="table-cell" style:parent-style-name="Default" style:data-style-name="N136"/>
    <style:style style:name="ce131" style:family="table-cell" style:parent-style-name="Default" style:data-style-name="N136">
      <style:text-properties fo:font-style="normal" style:font-style-asian="normal" style:font-style-complex="normal"/>
    </style:style>
    <style:style style:name="ce13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36">
      <style:table-cell-properties style:cell-protect="none" style:print-content="true"/>
    </style:style>
    <style:style style:name="ce138" style:family="table-cell" style:parent-style-name="Default" style:data-style-name="N136">
      <style:text-properties fo:font-style="normal" style:font-style-asian="normal" style:font-style-complex="normal"/>
    </style:style>
    <style:style style:name="ce139" style:family="table-cell" style:parent-style-name="Default" style:data-style-name="N136"/>
    <style:style style:name="ce140" style:family="table-cell" style:parent-style-name="Default" style:data-style-name="N136">
      <style:table-cell-properties style:cell-protect="none" style:print-content="true"/>
    </style:style>
    <style:style style:name="ce141" style:family="table-cell" style:parent-style-name="Default" style:data-style-name="N136"/>
    <style:style style:name="ce142" style:family="table-cell" style:parent-style-name="Default" style:data-style-name="N136">
      <style:text-properties fo:font-style="normal" style:font-style-asian="normal" style:font-style-complex="normal"/>
    </style:style>
    <style:style style:name="ce143" style:family="table-cell" style:parent-style-name="Default" style:data-style-name="N136">
      <style:table-cell-properties style:cell-protect="none" style:print-content="true"/>
    </style:style>
    <style:style style:name="ce144" style:family="table-cell" style:parent-style-name="Default" style:data-style-name="N136"/>
    <style:style style:name="ce145" style:family="table-cell" style:parent-style-name="Default" style:data-style-name="N136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ce43"/>
        <table:table-column table:style-name="co41" table:default-cell-style-name="ce49"/>
        <table:table-column table:style-name="co41" table:number-columns-repeated="5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column table:style-name="co20" table:number-columns-repeated="960" table:default-cell-style-name="Default"/>
        <table:table-row table:style-name="ro4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21" calcext:value-type="float">
            <text:p>0.21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 3 3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2:.E4]; [.F2:.F4])" office:value-type="float" office:value="60" calcext:value-type="float">
            <text:p>60</text:p>
          </table:table-cell>
          <table:table-cell table:style-name="ce18" table:formula="of:=[.E6]/([.B6] * 86400)" office:value-type="float" office:value="0.25" calcext:value-type="float">
            <text:p>0.25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3" calcext:value-type="float">
            <text:p>0.23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 3 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 1 1 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7M35S" calcext:value-type="time">
            <text:p>00:07:35</text:p>
          </table:table-cell>
          <table:table-cell table:style-name="ce3" table:number-columns-repeated="2"/>
          <table:table-cell table:style-name="ce3" table:formula="of:=SUMPRODUCT([.E8:.E10]; [.F8:.F10])" office:value-type="float" office:value="60" calcext:value-type="float">
            <text:p>60</text:p>
          </table:table-cell>
          <table:table-cell table:style-name="ce19" table:formula="of:=[.E12]/([.B12] * 86400)" office:value-type="float" office:value="0.131868131868132" calcext:value-type="float">
            <text:p>0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18" table:formula="of:=[.E18]/([.B18] * 86400)" office:value-type="float" office:value="0.38961038961039" calcext:value-type="float">
            <text:p>0.39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19" table:formula="of:=[.E25]/([.B25] * 86400)" office:value-type="float" office:value="0.489278752436647" calcext:value-type="float">
            <text:p>0.4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18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19" table:formula="of:=[.E39]/([.B39] * 86400)" office:value-type="float" office:value="1.42372881355932" calcext:value-type="float">
            <text:p>1.42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18" table:formula="of:=[.E46]/([.B46] * 86400)" office:value-type="float" office:value="1.14364640883978" calcext:value-type="float">
            <text:p>1.14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19" table:formula="of:=[.E53]/([.B53] * 86400)" office:value-type="float" office:value="1.13157894736842" calcext:value-type="float">
            <text:p>1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18" table:formula="of:=[.E60]/([.B60] * 86400)" office:value-type="float" office:value="0.21875" calcext:value-type="float">
            <text:p>0.21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19" table:formula="of:=[.E68]/([.B68] * 86400)" office:value-type="float" office:value="0.289473684210526" calcext:value-type="float">
            <text:p>0.2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19" table:formula="of:=[.E84]/([.B84] * 86400)" office:value-type="float" office:value="1.78926441351889" calcext:value-type="float">
            <text:p>1.7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18" table:formula="of:=[.E92]/([.B92] * 86400)" office:value-type="float" office:value="1.56862745098039" calcext:value-type="float">
            <text:p>1.56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49M20S" calcext:value-type="time">
            <text:p>01:49:2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19" table:formula="of:=[.E98]/([.B98] * 86400)" office:value-type="float" office:value="0.0304878048780488" calcext:value-type="float">
            <text:p>0.03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49M20S" calcext:value-type="time">
            <text:p>01:49:2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18" table:formula="of:=[.E104]/([.B104] * 86400)" office:value-type="float" office:value="0.0304878048780488" calcext:value-type="float">
            <text:p>0.03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3H36M00S" calcext:value-type="time">
            <text:p>03:36:0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19" table:formula="of:=[.E110]/([.B110] * 86400)" office:value-type="float" office:value="0.0154320987654321" calcext:value-type="float">
            <text:p>0.01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16M40S" calcext:value-type="time">
            <text:p>00:1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2.3" calcext:value-type="float">
            <text:p>2.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19" table:formula="of:=[.E125]/([.B125] * 86400)" office:value-type="float" office:value="0.454054054054054" calcext:value-type="float">
            <text:p>0.4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19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19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18" table:formula="of:=[.E147]/([.B147] * 86400)" office:value-type="float" office:value="0.651869158878505" calcext:value-type="float">
            <text:p>0.65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18" table:formula="of:=[.E148]/([.B148] * 86400)" office:value-type="float" office:value="0.566651418234405" calcext:value-type="float">
            <text:p>0.56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19" table:formula="of:=[.E160]/([.B160] * 86400)" office:value-type="float" office:value="0.198776758409786" calcext:value-type="float">
            <text:p>0.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19" table:formula="of:=[.E161]/([.B161] * 86400)" office:value-type="float" office:value="0.299995486179027" calcext:value-type="float">
            <text:p>0.3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18" table:formula="of:=[.E173]/([.B173] * 86400)" office:value-type="float" office:value="0.149236641221374" calcext:value-type="float">
            <text:p>0.14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18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3] * [.I3]) - [.K3]" office:value-type="float" office:value="1.95" calcext:value-type="float">
            <text:p>1.950</text:p>
          </table:table-cell>
          <table:table-cell table:style-name="ce137" table:formula="of:=[.M3]/([.E3]*[.H3])" office:value-type="float" office:value="0.39" calcext:value-type="float">
            <text:p>0.39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47.19" calcext:value-type="float">
            <text:p>47.190</text:p>
          </table:table-cell>
          <table:table-cell table:style-name="ce143" table:formula="of:=[.P3]/[.B3] * 60" office:value-type="float" office:value="23.595" calcext:value-type="float">
            <text:p>23.595</text:p>
          </table:table-cell>
          <table:table-cell table:style-name="ce121"/>
          <table:table-cell table:style-name="ce146" table:formula="of:=20/[.N3]" office:value-type="float" office:value="51.2820512820513" calcext:value-type="float">
            <text:p>51.28</text:p>
          </table:table-cell>
          <table:table-cell table:style-name="ce149" table:formula="of:=[.Q3]*60" office:value-type="float" office:value="1415.7" calcext:value-type="float">
            <text:p>1,415.7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.3333333333" calcext:value-type="float">
            <text:p>2.333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.3333333333" calcext:value-type="float">
            <text:p>2.333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1.6666666665" calcext:value-type="float">
            <text:p>11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4] * [.I4]) - [.K4]" office:value-type="float" office:value="1.249999999965" calcext:value-type="float">
            <text:p>1.250</text:p>
          </table:table-cell>
          <table:table-cell table:style-name="ce137" table:formula="of:=[.M4]/([.E4]*[.H4])" office:value-type="float" office:value="0.249999999993" calcext:value-type="float">
            <text:p>0.25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30.249999999153" calcext:value-type="float">
            <text:p>30.250</text:p>
          </table:table-cell>
          <table:table-cell table:style-name="ce143" table:formula="of:=[.P4]/[.B4] * 60" office:value-type="float" office:value="10.083333333051" calcext:value-type="float">
            <text:p>10.083</text:p>
          </table:table-cell>
          <table:table-cell table:style-name="ce121"/>
          <table:table-cell table:style-name="ce146" table:formula="of:=20/[.N4]" office:value-type="float" office:value="80.00000000224" calcext:value-type="float">
            <text:p>80.00</text:p>
          </table:table-cell>
          <table:table-cell table:style-name="ce149" table:formula="of:=[.Q4]*60" office:value-type="float" office:value="604.99999998306" calcext:value-type="float">
            <text:p>605.0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5" calcext:value-type="float">
            <text:p>2.5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20" calcext:value-type="float">
            <text:p>2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3" calcext:value-type="float">
            <text:p>0.230</text:p>
          </table:table-cell>
          <table:table-cell table:style-name="ce126" table:formula="of:=([.L6] * [.I6]) - [.K6]" office:value-type="float" office:value="3.4" calcext:value-type="float">
            <text:p>3.400</text:p>
          </table:table-cell>
          <table:table-cell table:style-name="ce137" table:formula="of:=[.M6]/([.E6]*[.H6])" office:value-type="float" office:value="0.425" calcext:value-type="float">
            <text:p>0.425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51.425" calcext:value-type="float">
            <text:p>51.425</text:p>
          </table:table-cell>
          <table:table-cell table:style-name="ce143" table:formula="of:=[.P6]/[.B6] * 60" office:value-type="float" office:value="22.0392857142857" calcext:value-type="float">
            <text:p>22.039</text:p>
          </table:table-cell>
          <table:table-cell table:style-name="ce121"/>
          <table:table-cell table:style-name="ce146" table:formula="of:=20/[.N6]" office:value-type="float" office:value="47.0588235294118" calcext:value-type="float">
            <text:p>47.06</text:p>
          </table:table-cell>
          <table:table-cell table:style-name="ce149" table:formula="of:=[.Q6]*60" office:value-type="float" office:value="1322.35714285714" calcext:value-type="float">
            <text:p>1,322.36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.66666666666" calcext:value-type="float">
            <text:p>1.667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.66666666666" calcext:value-type="float">
            <text:p>1.667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13.33333333328" calcext:value-type="float">
            <text:p>13.333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3" calcext:value-type="float">
            <text:p>0.230</text:p>
          </table:table-cell>
          <table:table-cell table:style-name="ce126" table:formula="of:=([.L7] * [.I7]) - [.K7]" office:value-type="float" office:value="1.8666666666544" calcext:value-type="float">
            <text:p>1.867</text:p>
          </table:table-cell>
          <table:table-cell table:style-name="ce137" table:formula="of:=[.M7]/([.E7]*[.H7])" office:value-type="float" office:value="0.2333333333318" calcext:value-type="float">
            <text:p>0.23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28.2333333331478" calcext:value-type="float">
            <text:p>28.233</text:p>
          </table:table-cell>
          <table:table-cell table:style-name="ce143" table:formula="of:=[.P7]/[.B7] * 60" office:value-type="float" office:value="6.91428571424028" calcext:value-type="float">
            <text:p>6.914</text:p>
          </table:table-cell>
          <table:table-cell table:style-name="ce121"/>
          <table:table-cell table:style-name="ce146" table:formula="of:=20/[.N7]" office:value-type="float" office:value="85.714285714849" calcext:value-type="float">
            <text:p>85.71</text:p>
          </table:table-cell>
          <table:table-cell table:style-name="ce149" table:formula="of:=[.Q7]*60" office:value-type="float" office:value="414.857142854417" calcext:value-type="float">
            <text:p>414.8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7]*[.C27]" office:value-type="float" office:value="9" calcext:value-type="float">
            <text:p>9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10.17" calcext:value-type="float">
            <text:p>10.170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1.234" calcext:value-type="float">
            <text:p>1.234</text:p>
          </table:table-cell>
          <table:table-cell table:style-name="ce137" table:formula="of:=[.M27]/([.E27]*[.H27])" office:value-type="float" office:value="0.273008849557522" calcext:value-type="float">
            <text:p>0.27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69.8902654867257" calcext:value-type="float">
            <text:p>69.890</text:p>
          </table:table-cell>
          <table:table-cell table:style-name="ce143" table:formula="of:=[.P27]/[.B27] * 60" office:value-type="float" office:value="10.2278437297647" calcext:value-type="float">
            <text:p>10.228</text:p>
          </table:table-cell>
          <table:table-cell table:style-name="ce121"/>
          <table:table-cell table:style-name="ce146" table:formula="of:=20/[.N27]" office:value-type="float" office:value="73.257698541329" calcext:value-type="float">
            <text:p>73.26</text:p>
          </table:table-cell>
          <table:table-cell table:style-name="ce149" table:formula="of:=[.Q27]*60" office:value-type="float" office:value="613.670623785884" calcext:value-type="float">
            <text:p>613.67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8]*[.C28]" office:value-type="float" office:value="15.2" calcext:value-type="float">
            <text:p>15.2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7.176" calcext:value-type="float">
            <text:p>17.176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2.6352" calcext:value-type="float">
            <text:p>2.635</text:p>
          </table:table-cell>
          <table:table-cell table:style-name="ce137" table:formula="of:=[.M28]/([.E28]*[.H28])" office:value-type="float" office:value="0.583008849557522" calcext:value-type="float">
            <text:p>0.58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49.250265486726" calcext:value-type="float">
            <text:p>149.250</text:p>
          </table:table-cell>
          <table:table-cell table:style-name="ce143" table:formula="of:=[.P28]/[.B28] * 60" office:value-type="float" office:value="15.7105542617606" calcext:value-type="float">
            <text:p>15.711</text:p>
          </table:table-cell>
          <table:table-cell table:style-name="ce121"/>
          <table:table-cell table:style-name="ce146" table:formula="of:=20/[.N28]" office:value-type="float" office:value="34.3047965998786" calcext:value-type="float">
            <text:p>34.30</text:p>
          </table:table-cell>
          <table:table-cell table:style-name="ce149" table:formula="of:=[.Q28]*60" office:value-type="float" office:value="942.633255705636" calcext:value-type="float">
            <text:p>942.6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 </number:text>
      <number:day/>
    </number:date-style>
    <number:number-style style:name="N135" number:title="User-defined">
      <number:number number:decimal-places="4" number:min-decimal-places="4" number:min-integer-digits="1" number:grouping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7:39:51.7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7T17:40:18.867000000</dc:date>
    <meta:editing-duration>P19DT23H46M19S</meta:editing-duration>
    <meta:editing-cycles>210</meta:editing-cycles>
    <meta:generator>LibreOffice/24.2.5.2$Windows_X86_64 LibreOffice_project/bffef4ea93e59bebbeaf7f431bb02b1a39ee8a59</meta:generator>
    <meta:document-statistic meta:table-count="2" meta:cell-count="1918" meta:object-count="0"/>
  </office:meta>
</office:document-meta>
</file>